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7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table:formula="of:=[.C20]-[.F20]" office:value-type="float" office:value="106.25" calcext:value-type="float">
            <text:p>106,25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1]-[.F2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2]-[.F2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3]-[.F2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4]-[.F2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5]-[.F2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6]-[.F2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7]-[.F2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8]-[.F2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7-31" calcext:value-type="date">
            <text:p>31/07/2025</text:p>
          </table:table-cell>
          <table:table-cell table:style-name="ce52" office:value-type="string" calcext:value-type="string">
            <text:p>Mens. 07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1]-[.F6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8-31" calcext:value-type="date">
            <text:p>31/08/2025</text:p>
          </table:table-cell>
          <table:table-cell table:style-name="ce52" office:value-type="string" calcext:value-type="string">
            <text:p>Mens. 08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2]-[.F6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9-30" calcext:value-type="date">
            <text:p>30/09/2025</text:p>
          </table:table-cell>
          <table:table-cell table:style-name="ce52" office:value-type="string" calcext:value-type="string">
            <text:p>Mens. 09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3]-[.F6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10-31" calcext:value-type="date">
            <text:p>31/10/2025</text:p>
          </table:table-cell>
          <table:table-cell table:style-name="ce52" office:value-type="string" calcext:value-type="string">
            <text:p>Mens. 10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4]-[.F6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4])" office:value-type="float" office:value="23426.25" calcext:value-type="float">
            <text:p>23.426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00.246806276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00.2488363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1:25</meta:creation-date>
    <dc:date>2025-11-03T17:17:00.788114167</dc:date>
    <meta:print-date>2025-02-27T11:03:30.394000000</meta:print-date>
    <dc:language>pt-PT</dc:language>
    <meta:editing-cycles>506</meta:editing-cycles>
    <meta:editing-duration>PT18H13M18S</meta:editing-duration>
    <meta:document-statistic meta:table-count="1" meta:cell-count="447" meta:object-count="0"/>
    <meta:user-defined meta:name="Info 0"/>
    <meta:user-defined meta:name="Info 1"/>
    <meta:user-defined meta:name="Info 2"/>
    <meta:user-defined meta:name="Info 3"/>
  </office:meta>
</office:document-meta>
</file>